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33db" officeooo:paragraph-rsid="000233db"/>
    </style:style>
    <style:style style:name="P2" style:family="paragraph" style:parent-style-name="Standard">
      <style:paragraph-properties fo:text-align="justify" style:justify-single-word="false"/>
      <style:text-properties officeooo:rsid="0002fba5" officeooo:paragraph-rsid="0002fba5"/>
    </style:style>
    <style:style style:name="P3" style:family="paragraph" style:parent-style-name="Standard">
      <style:paragraph-properties fo:text-align="justify" style:justify-single-word="false"/>
      <style:text-properties officeooo:rsid="0003b2e1" officeooo:paragraph-rsid="0003b2e1"/>
    </style:style>
    <style:style style:name="P4" style:family="paragraph" style:parent-style-name="Standard">
      <style:paragraph-properties fo:text-align="justify" style:justify-single-word="false"/>
      <style:text-properties officeooo:rsid="0006a421" officeooo:paragraph-rsid="0006a421"/>
    </style:style>
    <style:style style:name="P5" style:family="paragraph" style:parent-style-name="Standard">
      <style:paragraph-properties fo:text-align="justify" style:justify-single-word="false"/>
      <style:text-properties officeooo:rsid="0007ffe8" officeooo:paragraph-rsid="0007ffe8"/>
    </style:style>
    <style:style style:name="P6" style:family="paragraph" style:parent-style-name="Standard">
      <style:paragraph-properties fo:text-align="justify" style:justify-single-word="false"/>
      <style:text-properties officeooo:rsid="000ce7e9" officeooo:paragraph-rsid="000ce7e9"/>
    </style:style>
    <style:style style:name="P7" style:family="paragraph" style:parent-style-name="Standard">
      <style:paragraph-properties fo:text-align="justify" style:justify-single-word="false"/>
      <style:text-properties officeooo:rsid="00140d3b" officeooo:paragraph-rsid="00140d3b"/>
    </style:style>
    <style:style style:name="P8" style:family="paragraph" style:parent-style-name="Standard">
      <style:paragraph-properties fo:text-align="justify" style:justify-single-word="false"/>
      <style:text-properties officeooo:rsid="001b8c33" officeooo:paragraph-rsid="001b8c33"/>
    </style:style>
    <style:style style:name="P9" style:family="paragraph" style:parent-style-name="Standard">
      <style:paragraph-properties fo:text-align="justify" style:justify-single-word="false"/>
      <style:text-properties officeooo:rsid="001d1e72" officeooo:paragraph-rsid="001d1e72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f1b96" officeooo:paragraph-rsid="001f1b96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1f673d" officeooo:paragraph-rsid="00214312"/>
    </style:style>
    <style:style style:name="P12" style:family="paragraph" style:parent-style-name="Standard">
      <style:paragraph-properties fo:text-align="justify" style:justify-single-word="false"/>
      <style:text-properties officeooo:rsid="0021a7f5" officeooo:paragraph-rsid="0021a7f5"/>
    </style:style>
    <style:style style:name="P13" style:family="paragraph" style:parent-style-name="Standard">
      <style:paragraph-properties fo:text-align="center" style:justify-single-word="false"/>
      <style:text-properties fo:font-size="13pt" fo:font-style="normal" style:text-underline-style="solid" style:text-underline-width="auto" style:text-underline-color="font-color" fo:font-weight="bold" officeooo:rsid="000233db" officeooo:paragraph-rsid="000233db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7ffe8" officeooo:paragraph-rsid="0007ffe8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4a9bd" officeooo:paragraph-rsid="0014a9bd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4a9bd" officeooo:paragraph-rsid="00182561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57e01" officeooo:paragraph-rsid="00157e01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65327" officeooo:paragraph-rsid="00165327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Liberation Serif1" officeooo:rsid="00165327" officeooo:paragraph-rsid="00165327"/>
    </style:style>
    <style:style style:name="P20" style:family="paragraph" style:parent-style-name="Standard">
      <style:paragraph-properties fo:text-align="justify" style:justify-single-word="false"/>
      <style:text-properties style:font-name="Liberation Serif1" fo:font-style="normal" officeooo:rsid="0011d818" officeooo:paragraph-rsid="001d1e72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tyle="normal" officeooo:rsid="001f673d" officeooo:paragraph-rsid="001f673d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1" fo:font-style="normal" officeooo:rsid="001f673d" officeooo:paragraph-rsid="00214312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officeooo:rsid="0011d818" officeooo:paragraph-rsid="0011d818"/>
    </style:style>
    <style:style style:name="P24" style:family="paragraph" style:parent-style-name="Standard">
      <style:paragraph-properties fo:text-align="justify" style:justify-single-word="false"/>
      <style:text-properties officeooo:rsid="001b8c33" officeooo:paragraph-rsid="001b8c33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1f673d"/>
    </style:style>
    <style:style style:name="P26" style:family="paragraph" style:parent-style-name="Standard" style:list-style-name="L4">
      <style:paragraph-properties fo:text-align="justify" style:justify-single-word="false"/>
      <style:text-properties officeooo:paragraph-rsid="001f673d"/>
    </style:style>
    <style:style style:name="P27" style:family="paragraph" style:parent-style-name="Standard" style:list-style-name="L5">
      <style:paragraph-properties fo:text-align="justify" style:justify-single-word="false"/>
      <style:text-properties officeooo:paragraph-rsid="001f673d"/>
    </style:style>
    <style:style style:name="P28" style:family="paragraph" style:parent-style-name="Standard" style:list-style-name="L6">
      <style:paragraph-properties fo:text-align="justify" style:justify-single-word="false"/>
      <style:text-properties officeooo:paragraph-rsid="001f673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3b2e1" style:font-name-asian="Liberation Serif1" style:font-name-complex="Liberation Serif1"/>
    </style:style>
    <style:style style:name="T4" style:family="text">
      <style:text-properties style:font-name="Liberation Serif1" fo:font-style="italic" style:font-style-asian="italic" style:font-style-complex="italic"/>
    </style:style>
    <style:style style:name="T5" style:family="text">
      <style:text-properties style:font-name="Liberation Serif1" fo:font-style="italic" officeooo:rsid="001f1b96" style:font-style-asian="italic" style:font-style-complex="italic"/>
    </style:style>
    <style:style style:name="T6" style:family="text">
      <style:text-properties style:font-name="Liberation Serif1" fo:font-style="italic" officeooo:rsid="00214312" style:font-style-asian="italic" style:font-style-complex="italic"/>
    </style:style>
    <style:style style:name="T7" style:family="text">
      <style:text-properties style:font-name="Liberation Serif1" fo:font-style="italic" officeooo:rsid="001f673d" style:font-style-asian="italic" style:font-style-complex="italic"/>
    </style:style>
    <style:style style:name="T8" style:family="text">
      <style:text-properties style:font-name="Liberation Serif1" fo:font-style="normal" style:font-style-asian="normal" style:font-style-complex="normal"/>
    </style:style>
    <style:style style:name="T9" style:family="text">
      <style:text-properties style:font-name="Liberation Serif1" fo:font-style="normal" officeooo:rsid="0011d818" style:font-style-asian="normal" style:font-style-complex="normal"/>
    </style:style>
    <style:style style:name="T10" style:family="text">
      <style:text-properties style:font-name="Liberation Serif1" fo:font-style="normal" officeooo:rsid="001f1b96" style:font-style-asian="normal" style:font-style-complex="normal"/>
    </style:style>
    <style:style style:name="T11" style:family="text">
      <style:text-properties style:font-name="Liberation Serif1" fo:font-style="normal" officeooo:rsid="00214312" style:font-style-asian="normal" style:font-style-complex="normal"/>
    </style:style>
    <style:style style:name="T12" style:family="text">
      <style:text-properties style:font-name="Liberation Serif1" fo:font-style="normal" officeooo:rsid="0021e4d6" style:font-style-asian="normal" style:font-style-complex="normal"/>
    </style:style>
    <style:style style:name="T13" style:family="text">
      <style:text-properties style:font-name="Liberation Serif1" fo:font-style="normal" officeooo:rsid="00231697" style:font-style-asian="normal" style:font-style-complex="normal"/>
    </style:style>
    <style:style style:name="T14" style:family="text">
      <style:text-properties style:font-name="Liberation Serif1" fo:font-style="normal" officeooo:rsid="0024d1e8" style:font-style-asian="normal" style:font-style-complex="normal"/>
    </style:style>
    <style:style style:name="T15" style:family="text">
      <style:text-properties style:font-name="Liberation Serif1" fo:font-style="normal" officeooo:rsid="00261dda" style:font-style-asian="normal" style:font-style-complex="normal"/>
    </style:style>
    <style:style style:name="T16" style:family="text">
      <style:text-properties style:font-name="Liberation Serif1" fo:font-style="normal" officeooo:rsid="001f673d" style:font-style-asian="normal" style:font-style-complex="normal"/>
    </style:style>
    <style:style style:name="T17" style:family="text">
      <style:text-properties style:font-name="Liberation Serif" style:font-name-asian="Noto Sans CJK SC Regular" style:font-name-complex="FreeSan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3b2e1" style:font-style-asian="italic" style:font-style-complex="italic"/>
    </style:style>
    <style:style style:name="T21" style:family="text">
      <style:text-properties fo:font-style="italic" officeooo:rsid="00157e01" style:font-style-asian="italic" style:font-style-complex="italic"/>
    </style:style>
    <style:style style:name="T22" style:family="text">
      <style:text-properties fo:font-style="italic" officeooo:rsid="000fb11a" style:font-style-asian="italic" style:font-style-complex="italic"/>
    </style:style>
    <style:style style:name="T23" style:family="text">
      <style:text-properties fo:font-style="italic" officeooo:rsid="00199c2e" style:font-style-asian="italic" style:font-style-complex="italic"/>
    </style:style>
    <style:style style:name="T24" style:family="text">
      <style:text-properties officeooo:rsid="0003b2e1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03e5b5"/>
    </style:style>
    <style:style style:name="T27" style:family="text">
      <style:text-properties officeooo:rsid="00077d25"/>
    </style:style>
    <style:style style:name="T28" style:family="text">
      <style:text-properties officeooo:rsid="00095b63"/>
    </style:style>
    <style:style style:name="T29" style:family="text">
      <style:text-properties officeooo:rsid="000d7264"/>
    </style:style>
    <style:style style:name="T30" style:family="text">
      <style:text-properties officeooo:rsid="000fb11a"/>
    </style:style>
    <style:style style:name="T31" style:family="text">
      <style:text-properties officeooo:rsid="00157e01"/>
    </style:style>
    <style:style style:name="T32" style:family="text">
      <style:text-properties officeooo:rsid="00199c2e"/>
    </style:style>
    <style:style style:name="T33" style:family="text">
      <style:text-properties officeooo:rsid="002a2de3"/>
    </style:style>
    <style:style style:name="T34" style:family="text">
      <style:text-properties officeooo:rsid="002bb8f0"/>
    </style:style>
    <style:style style:name="T35" style:family="text">
      <style:text-properties officeooo:rsid="002e0c13"/>
    </style:style>
    <style:style style:name="T3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I</text:p>
      <text:p text:style-name="P10">http://corpus.enc.sorbonne.fr/cours/m2/</text:p>
      <text:p text:style-name="P1"/>
      <text:p text:style-name="P1">XML <text:span text:style-name="T2">≠</text:span><text:span text:style-name="T17"> TEI</text:span></text:p>
      <text:p text:style-name="P1">TEI : dominant dans les universités</text:p>
      <text:p text:style-name="P1"/>
      <text:p text:style-name="P1"><text:span text:style-name="T25">Exercice</text:span> : comparaison fichier HTML et XML <text:span text:style-name="T33">(Molière)</text:span></text:p>
      <text:p text:style-name="P1">XML : un élément ouvrant doit absolument être fermé. Déclinaison XML, XHTML (très peu utilisé =&gt; HTML5 qui s’est imposé aujourd’hui).</text:p>
      <text:p text:style-name="P1"><text:span text:style-name="T18">Docbook</text:span> (schéma XML propre aux éditeurs)</text:p>
      <text:p text:style-name="P1"/>
      <text:p text:style-name="P1"><text:span text:style-name="T25">Différence</text:span> : interprétation du fichier HTML par le navigateur</text:p>
      <text:p text:style-name="P1">Interprétation de l’arbre XML, mais ne rend pas de visuel = compréhension des balises mais il ne sait pas ce que c’est. Pas la même utilisation du lexique des balises.</text:p>
      <text:p text:style-name="P1"/>
      <text:p text:style-name="P1"><text:span text:style-name="T25">Structuration du contenu</text:span> : </text:p>
      <text:p text:style-name="P2"><text:span text:style-name="T19">&lt;sect1&gt;</text:span> : hiérarchisation par niveaux du document <text:span text:style-name="T3">≠</text:span> <text:span text:style-name="T24">utilisation des </text:span><text:span text:style-name="T20">&lt;div&gt; </text:span><text:span text:style-name="T24">en HTML, mais ici cet effort n’est pas fait.</text:span></text:p>
      <text:p text:style-name="P3">Pas de métadonnées en Docbook (impression papier), besoin de métadonnées dans le contexte du web pour un tas de traitement<text:span text:style-name="T34">s</text:span>.</text:p>
      <text:p text:style-name="P3">Même types de balises mais elles répondent à des objectifs différents.</text:p>
      <text:p text:style-name="P3"><text:span text:style-name="T18">TEX </text:span>: commandes, pas la même famille de balises =&gt; seulement de la mise en page (taille de police, taille de papier, espacement des §…). Utilisation des sections et sous-sections = structure logique du document. <text:span text:style-name="T26">Génère un PDF par défaut.</text:span></text:p>
      <text:p text:style-name="P3"/>
      <text:p text:style-name="P4">Balise, XML, TEI : semblables mais pas assimilables</text:p>
      <text:p text:style-name="P4">Famille XML : EAD, TEI <text:span text:style-name="T27">(schémas différents)</text:span></text:p>
      <text:p text:style-name="P4"/>
      <text:p text:style-name="P4"><text:span text:style-name="T18">XML </text:span>: eXtensible (mélanger dans un même document <text:span text:style-name="T34">de </text:span>plusieurs grammaires) Markup Language</text:p>
      <text:list xml:id="list667801583" text:style-name="L1">
        <text:list-item>
          <text:p text:style-name="P14">langage à balises</text:p>
        </text:list-item>
        <text:list-item>
          <text:p text:style-name="P14">règles sur ce que doit être un document bien formé et valide</text:p>
        </text:list-item>
        <text:list-item>
          <text:p text:style-name="P14">faciliter l’échange de contenu</text:p>
        </text:list-item>
        <text:list-item>
          <text:p text:style-name="P14">principes : schéma</text:p>
        </text:list-item>
      </text:list>
      <text:p text:style-name="P4"/>
      <text:p text:style-name="P8">Fichier conforme aux principes XML :</text:p>
      <text:p text:style-name="P8"/>
      <text:p text:style-name="P5"><text:span text:style-name="T19">root</text:span> englobe tout le document (balise &lt;<text:span text:style-name="T19">document&gt;</text:span>)</text:p>
      <text:p text:style-name="P5">balises : imbrication (sorte de poupées russes)</text:p>
      <text:p text:style-name="P5"><text:tab/><text:span text:style-name="T22">&lt;page&gt;</text:span><text:span text:style-name="T30"><text:tab/><text:tab/><text:tab/><text:tab/><text:tab/>FAUX<text:tab/><text:tab/></text:span><text:span text:style-name="T22">&lt;page&gt;&lt;p&gt;</text:span><text:span text:style-name="T30"> …..</text:span></text:p>
      <text:p text:style-name="P5"><text:tab/> <text:s text:c="2"/><text:span text:style-name="T22">&lt;p&gt;</text:span><text:span text:style-name="T30"> …. </text:span><text:span text:style-name="T22">&lt;/p&gt;</text:span><text:span text:style-name="T30"><text:tab/><text:tab/><text:tab/><text:tab/><text:tab/><text:tab/></text:span><text:span text:style-name="T22">&lt;/page&gt;</text:span></text:p>
      <text:p text:style-name="P5"><text:tab/><text:span text:style-name="T22">&lt;/page&gt;</text:span><text:span text:style-name="T30"><text:tab/><text:tab/><text:tab/><text:tab/><text:tab/><text:tab/><text:tab/></text:span><text:span text:style-name="T22">&lt;p/&gt;</text:span></text:p>
      <text:p text:style-name="P23"/>
      <text:p text:style-name="P23"><text:span text:style-name="T35">D</text:span>éclaration XML : <text:span text:style-name="T19">&lt;?xml version= </text:span><text:span text:style-name="T4">"</text:span><text:span text:style-name="T19">1.0</text:span><text:span text:style-name="T4">"</text:span><text:span text:style-name="T19"> encoding= </text:span><text:span text:style-name="T4">"</text:span><text:span text:style-name="T19">UTF-8</text:span><text:span text:style-name="T4">"</text:span><text:span text:style-name="T19">?&gt;</text:span></text:p>
      <text:p text:style-name="P5"><text:span text:style-name="T35">A</text:span>rbre du document (= généalogie) : élément racine (<text:span text:style-name="T19">&lt;document&gt;</text:span>), éléments fils (<text:span text:style-name="T19">&lt;metadonnees&gt;, &lt;text&gt;</text:span>) … Représentation du texte (DOM) : <text:span text:style-name="T28">chargement possible du texte (XSLT)</text:span></text:p>
      <text:p text:style-name="P6">XML : texte brut + <text:span text:style-name="T29">UTF-8 + </text:span>balises (mais en réalité c’est bcp plus) <text:span text:style-name="T29">=&gt; utilisation possibles des expressions régulières.</text:span></text:p>
      <text:p text:style-name="P7"><text:span text:style-name="T18">TEI</text:span> : expressif dans les métadonnées (pb de normalisation)</text:p>
      <text:list xml:id="list120272943" text:style-name="L2">
        <text:list-item>
          <text:p text:style-name="P15">Balise (ouvrante, fermante). NB : une balise peut en contenir plusieurs</text:p>
        </text:list-item>
        <text:list-item>
          <text:p text:style-name="P16"><text:span text:style-name="T31">Élément</text:span> : balise ouvrante – élément contenu – balise fermante </text:p>
          <text:p text:style-name="P16"><text:span text:style-name="T21">&lt;titre&gt;</text:span><text:span text:style-name="T31">Première partie</text:span><text:span text:style-name="T21">&lt;/titre&gt;</text:span></text:p>
        </text:list-item>
        <text:list-item>
          <text:p text:style-name="P17">Nœud de type texte : « Première partie »</text:p>
        </text:list-item>
        <text:list-item>
          <text:p text:style-name="P17"><text:soft-page-break/>Attribut : <text:span text:style-name="T19">&lt;</text:span><text:span text:style-name="T23">balise </text:span><text:span text:style-name="T19">xml : nom=</text:span><text:span text:style-name="T4">"valeur"&gt;</text:span></text:p>
          <text:list>
            <text:list-item>
              <text:p text:style-name="P19">une paire intégrée à la balise</text:p>
            </text:list-item>
            <text:list-item>
              <text:p text:style-name="P19">séparer nom de la balise par un esp</text:p>
            </text:list-item>
            <text:list-item>
              <text:p text:style-name="P18"><text:span text:style-name="T1">valeur de l’attribut entre </text:span><text:span text:style-name="T4">double quotes </text:span><text:span text:style-name="T8">: "valeur</text:span><text:span text:style-name="T9">"</text:span></text:p>
            </text:list-item>
          </text:list>
        </text:list-item>
      </text:list>
      <text:p text:style-name="P20"/>
      <text:p text:style-name="P9"><text:span text:style-name="T9">V</text:span><text:span text:style-name="T8">alidation : </text:span><text:span text:style-name="T10">schéma </text:span></text:p>
      <text:list xml:id="list226092197" text:style-name="L3">
        <text:list-item>
          <text:p text:style-name="P25"><text:span text:style-name="T5">&lt;</text:span><text:span text:style-name="T7">piece&gt;</text:span><text:span text:style-name="T16"> : élément racine « mon oeuvre », </text:span><text:span text:style-name="T7">&lt;titre&gt;</text:span><text:span text:style-name="T16">, </text:span><text:span text:style-name="T7">&lt;acte&gt; </text:span></text:p>
        </text:list-item>
      </text:list>
      <text:p text:style-name="P21"><text:tab/>=&gt; pièce contient un titre et un ou plusieurs actes</text:p>
      <text:list xml:id="list2923967509" text:style-name="L4">
        <text:list-item>
          <text:p text:style-name="P26"><text:span text:style-name="T7">&lt;titre&gt;</text:span><text:span text:style-name="T16"> : texte () - nœud de texte</text:span></text:p>
        </text:list-item>
      </text:list>
      <text:p text:style-name="P21"><text:tab/>=&gt; contient du texte</text:p>
      <text:list xml:id="list4033662458" text:style-name="L5">
        <text:list-item>
          <text:p text:style-name="P27"><text:span text:style-name="T7">&lt;acte&gt;</text:span><text:span text:style-name="T16"> : </text:span><text:span text:style-name="T7">&lt;titre&gt;</text:span><text:span text:style-name="T16">, </text:span><text:span text:style-name="T7">&lt;scene&gt;</text:span></text:p>
        </text:list-item>
      </text:list>
      <text:p text:style-name="P21"><text:tab/>=&gt; contient un titre et une ou plusieurs scènes</text:p>
      <text:list xml:id="list3040732682" text:style-name="L6">
        <text:list-item>
          <text:p text:style-name="P28"><text:span text:style-name="T7">&lt;scene&gt;</text:span><text:span text:style-name="T16"> : </text:span><text:span text:style-name="T7">&lt;titre&gt;</text:span><text:span text:style-name="T16">, </text:span><text:span text:style-name="T7">&lt;casting&gt;</text:span><text:span text:style-name="T16">, </text:span><text:span text:style-name="T6">&lt;tourDeParole&gt;</text:span></text:p>
        </text:list-item>
      </text:list>
      <text:p text:style-name="P11"><text:span text:style-name="T8"><text:tab/>=&gt; contient un titre </text:span><text:span text:style-name="T11">suivi obligatoirement du </text:span><text:span text:style-name="T8">casting </text:span><text:span text:style-name="T11">et des tours de paroles</text:span></text:p>
      <text:p text:style-name="P22">Attention notion d’ordre : le casting se trouve toujours après le titre.</text:p>
      <text:p text:style-name="P22"/>
      <text:p text:style-name="P12"><text:span text:style-name="T8">Syntaxe DTD : </text:span><text:span text:style-name="T12">copier en tête de document (déclaration des éléments) </text:span><text:span text:style-name="T13">=&gt; contrôle de la donnée et définition du type de document.</text:span></text:p>
      <text:p text:style-name="P12"><text:span text:style-name="T13">→</text:span><text:span text:style-name="T14"> « valider avec » </text:span><text:span text:style-name="T15">dans Oxyg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06:46.382257870</meta:creation-date>
    <meta:generator>LibreOffice/5.3.6.1$MacOSX_X86_64 LibreOffice_project/686f202eff87ef707079aeb7f485847613344eb7</meta:generator>
    <dc:date>2017-10-26T14:25:19.711511868</dc:date>
    <meta:editing-duration>PT3H40M44S</meta:editing-duration>
    <meta:editing-cycles>36</meta:editing-cycles>
    <meta:document-statistic meta:table-count="0" meta:image-count="0" meta:object-count="0" meta:page-count="2" meta:paragraph-count="51" meta:word-count="502" meta:character-count="3021" meta:non-whitespace-character-count="2554"/>
  </office:meta>
</office:document-meta>
</file>